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907cm" fo:margin-left="0.116cm" table:align="left"/>
    </style:style>
    <style:style style:name="Tableau1.A" style:family="table-column">
      <style:table-column-properties style:column-width="16.907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P1" style:family="paragraph" style:parent-style-name="Standard">
      <style:text-properties officeooo:paragraph-rsid="0009e78b"/>
    </style:style>
    <style:style style:name="P2" style:family="paragraph" style:parent-style-name="Standard">
      <style:text-properties officeooo:rsid="000aed6f" officeooo:paragraph-rsid="000aed6f"/>
    </style:style>
    <style:style style:name="P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09e78b"/>
    </style:style>
    <style:style style:name="P4"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0c038d"/>
    </style:style>
    <style:style style:name="P5"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0cac9e"/>
    </style:style>
    <style:style style:name="P6" style:family="paragraph" style:parent-style-name="Table_20_Contents">
      <style:paragraph-properties fo:margin-left="0cm" fo:margin-right="0cm" fo:margin-top="0cm" fo:margin-bottom="0cm" loext:contextual-spacing="false" fo:line-height="150%" fo:text-indent="0cm" style:auto-text-indent="false"/>
      <style:text-properties officeooo:rsid="000aed6f" officeooo:paragraph-rsid="000aed6f"/>
    </style:style>
    <style:style style:name="P7"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aed6f" officeooo:paragraph-rsid="000aed6f" style:font-weight-asian="bold" style:font-weight-complex="bold"/>
    </style:style>
    <style:style style:name="P8"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ce485" officeooo:paragraph-rsid="000ce485" style:font-weight-asian="bold" style:font-weight-complex="bold"/>
    </style:style>
    <style:style style:name="P9" style:family="paragraph" style:parent-style-name="Table_20_Contents">
      <style:paragraph-properties fo:margin-left="0cm" fo:margin-right="0cm" fo:margin-top="0cm" fo:margin-bottom="0cm" loext:contextual-spacing="false" fo:line-height="150%" fo:text-indent="0cm" style:auto-text-indent="false"/>
      <style:text-properties fo:font-weight="normal" officeooo:rsid="000ce485" officeooo:paragraph-rsid="000ce485" style:font-weight-asian="normal" style:font-weight-complex="normal"/>
    </style:style>
    <style:style style:name="P10" style:family="paragraph" style:parent-style-name="Table_20_Contents" style:list-style-name="L1">
      <style:paragraph-properties fo:margin-left="0cm" fo:margin-right="0cm" fo:margin-top="0cm" fo:margin-bottom="0cm" loext:contextual-spacing="false" fo:line-height="150%" fo:text-indent="0cm" style:auto-text-indent="false" fo:padding="0cm" fo:border="none"/>
      <style:text-properties officeooo:paragraph-rsid="0009e78b"/>
    </style:style>
    <style:style style:name="P11" style:family="paragraph" style:parent-style-name="Table_20_Contents" style:list-style-name="L3">
      <style:paragraph-properties fo:margin-left="0cm" fo:margin-right="0cm" fo:margin-top="0cm" fo:margin-bottom="0cm" loext:contextual-spacing="false" fo:line-height="150%" fo:text-indent="0cm" style:auto-text-indent="false" fo:padding="0cm" fo:border="none"/>
      <style:text-properties officeooo:paragraph-rsid="0009e78b"/>
    </style:style>
    <style:style style:name="P12" style:family="paragraph" style:parent-style-name="Table_20_Contents" style:list-style-name="L3">
      <style:paragraph-properties fo:margin-left="0cm" fo:margin-right="0cm" fo:margin-top="0cm" fo:margin-bottom="0cm" loext:contextual-spacing="false" fo:line-height="150%" fo:text-indent="0cm" style:auto-text-indent="false" fo:padding="0cm" fo:border="none"/>
      <style:text-properties officeooo:paragraph-rsid="000cac9e"/>
    </style:style>
    <style:style style:name="P13" style:family="paragraph" style:parent-style-name="Table_20_Contents" style:list-style-name="L1">
      <style:paragraph-properties fo:margin-left="0cm" fo:margin-right="0cm" fo:margin-top="0cm" fo:margin-bottom="0cm" loext:contextual-spacing="false" fo:line-height="150%" fo:text-indent="0cm" style:auto-text-indent="false" fo:padding="0cm" fo:border="none"/>
      <style:text-properties officeooo:rsid="000cac9e" officeooo:paragraph-rsid="000cac9e"/>
    </style:style>
    <style:style style:name="T1" style:family="text">
      <style:text-properties officeooo:rsid="00074d2c"/>
    </style:style>
    <style:style style:name="T2" style:family="text">
      <style:text-properties fo:font-weight="bold" style:font-weight-asian="bold" style:font-weight-complex="bold"/>
    </style:style>
    <style:style style:name="T3" style:family="text">
      <style:text-properties fo:font-weight="bold" officeooo:rsid="00177062" style:font-weight-asian="bold" style:font-weight-complex="bold"/>
    </style:style>
    <style:style style:name="T4" style:family="text">
      <style:text-properties fo:font-weight="bold" officeooo:rsid="0006bffc" style:font-weight-asian="bold" style:font-weight-complex="bold"/>
    </style:style>
    <style:style style:name="T5" style:family="text">
      <style:text-properties fo:font-weight="bold" officeooo:rsid="0009e78b" style:font-weight-asian="bold" style:font-weight-complex="bold"/>
    </style:style>
    <style:style style:name="T6" style:family="text">
      <style:text-properties fo:font-weight="bold" officeooo:rsid="000c038d" style:font-weight-asian="bold" style:font-weight-complex="bold"/>
    </style:style>
    <style:style style:name="T7" style:family="text">
      <style:text-properties fo:font-weight="bold" officeooo:rsid="000cac9e" style:font-weight-asian="bold" style:font-weight-complex="bold"/>
    </style:style>
    <style:style style:name="T8" style:family="text">
      <style:text-properties fo:font-weight="normal" officeooo:rsid="0006bffc" style:font-weight-asian="normal" style:font-weight-complex="normal"/>
    </style:style>
    <style:style style:name="T9" style:family="text">
      <style:text-properties fo:font-weight="normal" officeooo:rsid="00074d2c" style:font-weight-asian="normal" style:font-weight-complex="normal"/>
    </style:style>
    <style:style style:name="T10" style:family="text">
      <style:text-properties fo:font-weight="normal" officeooo:rsid="0009e78b" style:font-weight-asian="normal" style:font-weight-complex="normal"/>
    </style:style>
    <style:style style:name="T11" style:family="text">
      <style:text-properties fo:font-weight="normal" officeooo:rsid="000c038d" style:font-weight-asian="normal" style:font-weight-complex="normal"/>
    </style:style>
    <style:style style:name="T12" style:family="text">
      <style:text-properties fo:font-weight="normal" officeooo:rsid="000cac9e" style:font-weight-asian="normal" style:font-weight-complex="normal"/>
    </style:style>
    <style:style style:name="T13" style:family="text">
      <style:text-properties fo:font-weight="normal" officeooo:rsid="000ce485" style:font-weight-asian="normal" style:font-weight-complex="normal"/>
    </style:style>
    <style:style style:name="T14" style:family="text">
      <style:text-properties officeooo:rsid="0016bc0b"/>
    </style:style>
    <style:style style:name="T15" style:family="text">
      <style:text-properties officeooo:rsid="0006bffc"/>
    </style:style>
    <style:style style:name="T16" style:family="text">
      <style:text-properties officeooo:rsid="00177062"/>
    </style:style>
    <style:style style:name="T17" style:family="text">
      <style:text-properties officeooo:rsid="0009e78b"/>
    </style:style>
    <style:style style:name="T18" style:family="text">
      <style:text-properties officeooo:rsid="000c038d"/>
    </style:style>
    <style:style style:name="T19" style:family="text">
      <style:text-properties officeooo:rsid="000cac9e"/>
    </style:style>
    <text:list-style style:name="L1">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au1" table:style-name="Tableau1">
        <table:table-column table:style-name="Tableau1.A"/>
        <table:table-row table:style-name="Tableau1.1">
          <table:table-cell table:style-name="Tableau1.A1" office:value-type="string">
            <text:p text:style-name="P3"><text:span text:style-name="Strong_20_Emphasis">Cas n° </text:span><text:span text:style-name="Strong_20_Emphasis"><text:span text:style-name="T17">5</text:span></text:span></text:p>
            <text:p text:style-name="P3"><text:bookmark text:name="r-2111854"/><text:span text:style-name="T2">Nom : </text:span><text:span text:style-name="T10">Livraison</text:span><text:span text:style-name="T5"> </text:span><text:span text:style-name="T8">d’une commande</text:span> (package « <text:span text:style-name="T14">Domaine fonctionnel production</text:span> »)</text:p>
            <text:p text:style-name="P3"><text:bookmark text:name="r-2111855"/><text:span text:style-name="Strong_20_Emphasis">Acteur(s) :</text:span> <text:span text:style-name="T17">Livreur</text:span><text:line-break/><text:span text:style-name="Strong_20_Emphasis">Description :</text:span> <text:span text:style-name="T17">Le livreur doit pouvoir sélectionner une commande et la livrer au client.</text:span><text:line-break/><text:span text:style-name="Strong_20_Emphasis">Auteur :</text:span> <text:span text:style-name="T14">Ronan LE HAY</text:span><text:line-break/><text:span text:style-name="Strong_20_Emphasis">Date(s) :</text:span> <text:span text:style-name="T14">29</text:span>/11/201<text:span text:style-name="T14">7</text:span></text:p>
            <text:p text:style-name="P3"><text:bookmark text:name="r-2130207"/><text:span text:style-name="Strong_20_Emphasis">Pré-conditions :</text:span> <text:span text:style-name="T17">La préparation de la commande doit avoir été validée par un pizzaiolo.</text:span><text:line-break/><text:span text:style-name="Strong_20_Emphasis">Démarrage :</text:span> <text:span text:style-name="T15">Le livreur choisi la page « Livraison d’une commande ».</text:span></text:p>
          </table:table-cell>
        </table:table-row>
        <table:table-row table:style-name="Tableau1.2">
          <table:table-cell table:style-name="Tableau1.A1" office:value-type="string">
            <text:p text:style-name="P3"><text:span text:style-name="Strong_20_Emphasis">DESCRIPTION</text:span></text:p>
            <text:p text:style-name="P3"><text:bookmark text:name="r-2111859"/><text:span text:style-name="Strong_20_Emphasis">Le scénario nominal</text:span></text:p>
            <text:p text:style-name="P4"><text:bookmark text:name="r-2111860"/>1. <text:span text:style-name="Strong_20_Emphasis">Le système</text:span> <text:span text:style-name="T16">fait appel au cas d’utilisation interne « Consultation de la liste des commandes à livrer »</text:span><text:line-break/>2. <text:span text:style-name="T3">Le système</text:span><text:span text:style-name="T16"> affiche la liste de toutes les commandes prête à être livrées.</text:span><text:line-break/>3.<text:span text:style-name="Strong_20_Emphasis"> L</text:span><text:span text:style-name="Strong_20_Emphasis"><text:span text:style-name="T18">e livreur </text:span></text:span><text:span text:style-name="Strong_20_Emphasis"><text:span text:style-name="T11">sélectionne une commande à livrer.</text:span></text:span><text:line-break/>4. <text:span text:style-name="T4">Le </text:span><text:span text:style-name="T6">système </text:span><text:span text:style-name="T11">modifie le statut de la commande à « Attribuée à un livreur » et la supprime de la liste des commande à livrer. </text:span><text:line-break/>5. <text:span text:style-name="T4">Le </text:span><text:span text:style-name="T6">livreur</text:span><text:span text:style-name="T11"> va chercher la commande dans le point de vente et indique au système qu’il l’a bien récupérée.</text:span><text:line-break/>6. <text:span text:style-name="Strong_20_Emphasis">Le </text:span><text:span text:style-name="Strong_20_Emphasis"><text:span text:style-name="T6">système </text:span></text:span><text:span text:style-name="Strong_20_Emphasis"><text:span text:style-name="T11">passe le statut de la commande à « En livraison ».</text:span></text:span><text:line-break/>7. <text:span text:style-name="Strong_20_Emphasis">Le </text:span><text:bookmark text:name="r-2111866"/><text:bookmark text:name="r-2111865"/><text:span text:style-name="Strong_20_Emphasis"><text:span text:style-name="T18">livreur </text:span></text:span><text:span text:style-name="Strong_20_Emphasis"><text:span text:style-name="T11">livre la commande chez le client.</text:span></text:span></text:p>
            <text:p text:style-name="P4"><text:span text:style-name="Strong_20_Emphasis"><text:span text:style-name="T11">8. </text:span></text:span><text:span text:style-name="Strong_20_Emphasis"><text:span text:style-name="T6">Le livreur</text:span></text:span><text:span text:style-name="Strong_20_Emphasis"><text:span text:style-name="T11"> valide la livraison de la commande.</text:span></text:span></text:p>
            <text:p text:style-name="P4"><text:span text:style-name="Strong_20_Emphasis"><text:span text:style-name="T11">9. </text:span></text:span><text:span text:style-name="Strong_20_Emphasis"><text:span text:style-name="T6">Le système </text:span></text:span><text:span text:style-name="Strong_20_Emphasis"><text:span text:style-name="T11">fait appel au cas d’utilisation interne « Valider la livraison ».</text:span></text:span></text:p>
          </table:table-cell>
        </table:table-row>
        <table:table-row table:style-name="Tableau1.1">
          <table:table-cell table:style-name="Tableau1.A1" office:value-type="string">
            <text:p text:style-name="P5"><text:span text:style-name="Strong_20_Emphasis">Les scénarios d’exception</text:span></text:p>
            <text:p text:style-name="P5"><text:span text:style-name="Strong_20_Emphasis"><text:span text:style-name="T19">8.a Le client </text:span></text:span><text:span text:style-name="Strong_20_Emphasis"><text:span text:style-name="T12">a choisi de régler au moment de la livraison.</text:span></text:span></text:p>
            <text:p text:style-name="P5"><text:span text:style-name="Strong_20_Emphasis"><text:span text:style-name="T7">Le système</text:span></text:span><text:span text:style-name="Strong_20_Emphasis"><text:span text:style-name="T12"> fait appel au cas d’utilisation interne « Paiement de la commande ».</text:span></text:span></text:p>
            <text:p text:style-name="P5"><text:span text:style-name="Strong_20_Emphasis"><text:span text:style-name="T12">8.a.1 </text:span></text:span><text:span text:style-name="Strong_20_Emphasis"><text:span text:style-name="T7">Le client</text:span></text:span><text:span text:style-name="Strong_20_Emphasis"><text:span text:style-name="T12"> a choisi de régler au moment de la livraison et le paiement de la commande est refusé. </text:span></text:span></text:p>
            <text:p text:style-name="P5"><text:span text:style-name="Strong_20_Emphasis"><text:span text:style-name="T7">Le livreur</text:span></text:span><text:span text:style-name="Strong_20_Emphasis"><text:span text:style-name="T12"> repart avec la commande et indique au </text:span></text:span><text:span text:style-name="Strong_20_Emphasis"><text:span text:style-name="T7">système</text:span></text:span><text:span text:style-name="Strong_20_Emphasis"><text:span text:style-name="T12"> l’annulation de la livraison.</text:span></text:span><text:span text:style-name="Strong_20_Emphasis"><text:span text:style-name="T13"> </text:span></text:span></text:p>
          </table:table-cell>
        </table:table-row>
        <table:table-row table:style-name="Tableau1.1">
          <table:table-cell table:style-name="Tableau1.A1" office:value-type="string">
            <text:p text:style-name="P3"><text:span text:style-name="Strong_20_Emphasis">Fin :</text:span></text:p>
            <text:list xml:id="list7856787642035432465" text:style-name="L1">
              <text:list-item>
                <text:p text:style-name="P10"><text:bookmark text:name="r-2111898"/><text:bookmark text:name="r-2111894"/><text:bookmark text:name="r-2111895"/>Scénario nominal : <text:span text:style-name="T1">Au point 9 après validation de la livraison par le livreur.</text:span></text:p>
              </text:list-item>
              <text:list-item>
                <text:p text:style-name="P13">Scénario d’exception : Au point 8.a.1 pour défaut de paiement par le client. </text:p>
              </text:list-item>
            </text:list>
          </table:table-cell>
        </table:table-row>
        <table:table-row table:style-name="Tableau1.2">
          <table:table-cell table:style-name="Tableau1.A1" office:value-type="string">
            <text:p text:style-name="P3"><text:span text:style-name="Strong_20_Emphasis">Post-conditions :</text:span></text:p>
            <text:list xml:id="list8912475756171857886" text:style-name="L3">
              <text:list-item>
                <text:p text:style-name="P11"><text:bookmark text:name="r-21119031"/><text:bookmark text:name="r-21579131"/><text:bookmark text:name="r-21119001"/><text:span text:style-name="Strong_20_Emphasis">Scénario nominal : </text:span><text:span text:style-name="Strong_20_Emphasis"><text:span text:style-name="T9">Le statut de la commande passe en « Prête à livrer » et rejoint la liste des pizza à livrer.</text:span></text:span></text:p>
              </text:list-item>
              <text:list-item>
                <text:p text:style-name="P12"><text:span text:style-name="Strong_20_Emphasis"><text:span text:style-name="T7">Scénario d’exception </text:span></text:span><text:span text:style-name="Strong_20_Emphasis"><text:span text:style-name="T12">: Le statut de la commande passe en « Echec de livraison » et une alerte </text:span></text:span><text:soft-page-break/><text:span text:style-name="Strong_20_Emphasis"><text:span text:style-name="T12">est ajoutée à la fiche client pour indiquer qu’il y a eu défaut de paiement. </text:span></text:span></text:p>
              </text:list-item>
            </text:list>
          </table:table-cell>
        </table:table-row>
        <table:table-row table:style-name="Tableau1.2">
          <table:table-cell table:style-name="Tableau1.A1" office:value-type="string">
            <text:p text:style-name="P7">COMPLÉMENTS</text:p>
            <text:p text:style-name="P7">Ergonomie</text:p>
            <text:p text:style-name="P6">La liste des commandes doit faire apparaître pour chaque commande : Le point de livraison où elle se trouve et l’adresse de destination. En cliquant sur « Détails, le livreur doit pouvoir visualiser une carte de la ville avec le tracé de l’itinéraire entre sa position et l’adresse de destination, en passant par le point de vente ». On pourra utiliser l’API de Google Maps pour réaliser cette carte. </text:p>
          </table:table-cell>
        </table:table-row>
        <table:table-row table:style-name="Tableau1.2">
          <table:table-cell table:style-name="Tableau1.A1" office:value-type="string">
            <text:p text:style-name="P8">Problème non résolu : </text:p>
            <text:p text:style-name="P9">Que faire si la commande n’arrive pas à destination après que sont statut est passé à « en livraison ». </text:p>
            <text:p text:style-name="P9">Propositions : Attendre un délai ? Attendre une réclamation client ? </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18:03.751872763</meta:creation-date>
    <dc:date>2017-11-29T17:02:08.171016077</dc:date>
    <meta:editing-duration>PT3M34S</meta:editing-duration>
    <meta:editing-cycles>1</meta:editing-cycles>
    <meta:generator>LibreOffice/5.1.6.2$Linux_X86_64 LibreOffice_project/10m0$Build-2</meta:generator>
    <meta:document-statistic meta:table-count="1" meta:image-count="0" meta:object-count="0" meta:page-count="2" meta:paragraph-count="26" meta:word-count="462" meta:character-count="2558" meta:non-whitespace-character-count="2117"/>
  </office:meta>
</office:document-meta>
</file>